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line-height="100%" fo:orphans="0" fo:widows="0"/>
      <style:text-properties fo:font-size="18pt" fo:font-weight="bold" style:font-size-asian="18pt" style:font-weight-asian="bold" style:font-size-complex="18pt"/>
    </style:style>
    <style:style style:name="P2" style:family="paragraph" style:parent-style-name="Standard">
      <style:paragraph-properties fo:line-height="100%" fo:orphans="0" fo:widows="0"/>
      <style:text-properties fo:font-size="12pt" fo:font-weight="bold" style:font-size-asian="12pt" style:font-weight-asian="bold" style:font-size-complex="12pt"/>
    </style:style>
    <style:style style:name="P3" style:family="paragraph" style:parent-style-name="Standard">
      <style:paragraph-properties fo:line-height="100%" fo:orphans="0" fo:widows="0">
        <style:tab-stops>
          <style:tab-stop style:position="1.5673in"/>
        </style:tab-stops>
      </style:paragraph-properties>
      <style:text-properties fo:font-size="12pt" fo:font-weight="bold" style:font-size-asian="12pt" style:font-weight-asian="bold" style:font-size-complex="12pt"/>
    </style:style>
    <style:style style:name="P4" style:family="paragraph" style:parent-style-name="Standard">
      <style:paragraph-properties fo:line-height="106%"/>
      <style:text-properties fo:font-size="12pt" fo:font-weight="bold" style:font-size-asian="12pt" style:font-weight-asian="bold" style:font-size-complex="12pt"/>
    </style:style>
    <style:style style:name="P5" style:family="paragraph" style:parent-style-name="Standard">
      <style:paragraph-properties fo:line-height="106%">
        <style:tab-stops>
          <style:tab-stop style:position="1.5673in"/>
        </style:tab-stops>
      </style:paragraph-properties>
      <style:text-properties fo:font-size="12pt" fo:font-weight="bold" style:font-size-asian="12pt" style:font-weight-asian="bold" style:font-size-complex="12pt"/>
    </style:style>
    <style:style style:name="P6" style:family="paragraph" style:parent-style-name="Standard">
      <style:paragraph-properties fo:line-height="100%" fo:orphans="0" fo:widows="0"/>
      <style:text-properties fo:font-size="12pt" fo:font-weight="bold" style:font-size-asian="12pt" style:font-weight-asian="bold" style:font-size-complex="12pt" fo:background-color="#ffffff"/>
    </style:style>
    <style:style style:name="P7" style:family="paragraph" style:parent-style-name="Standard">
      <style:paragraph-properties fo:line-height="100%" fo:orphans="0" fo:widows="0">
        <style:tab-stops>
          <style:tab-stop style:position="1.5673in"/>
        </style:tab-stops>
      </style:paragraph-properties>
      <style:text-properties fo:font-size="12pt" fo:font-weight="bold" style:font-size-asian="12pt" style:font-weight-asian="bold" style:font-size-complex="12pt" fo:background-color="#ffffff"/>
    </style:style>
    <style:style style:name="P8" style:family="paragraph" style:parent-style-name="Standard">
      <style:paragraph-properties fo:line-height="106%"/>
      <style:text-properties fo:font-size="12pt" style:font-size-asian="12pt" style:font-size-complex="12pt"/>
    </style:style>
    <style:style style:name="P9" style:family="paragraph" style:parent-style-name="Standard">
      <style:paragraph-properties fo:line-height="100%" fo:orphans="0" fo:widows="0"/>
      <style:text-properties fo:font-size="12pt" style:font-size-asian="12pt" style:font-size-complex="12pt" fo:background-color="#ffffff"/>
    </style:style>
    <style:style style:name="P10" style:family="paragraph" style:parent-style-name="Standard">
      <style:paragraph-properties fo:line-height="100%" fo:orphans="0" fo:widows="0">
        <style:tab-stops>
          <style:tab-stop style:position="1.5673in"/>
        </style:tab-stops>
      </style:paragraph-properties>
      <style:text-properties fo:font-size="12pt" style:font-size-asian="12pt" style:font-size-complex="12pt" fo:background-color="#ffffff"/>
    </style:style>
    <style:style style:name="P11" style:family="paragraph" style:parent-style-name="Standard">
      <style:paragraph-properties fo:line-height="100%" fo:orphans="0" fo:widows="0"/>
      <style:text-properties fo:font-size="12pt" style:font-size-asian="12pt" style:font-size-complex="12pt"/>
    </style:style>
    <style:style style:name="P12" style:family="paragraph" style:parent-style-name="Standard">
      <style:paragraph-properties fo:line-height="100%" fo:orphans="0" fo:widows="0">
        <style:tab-stops>
          <style:tab-stop style:position="1.5673in"/>
        </style:tab-stops>
      </style:paragraph-properties>
      <style:text-properties fo:font-size="12pt" style:font-size-asian="12pt" style:font-size-complex="12pt"/>
    </style:style>
    <style:style style:name="P13" style:family="paragraph" style:parent-style-name="Standard">
      <style:paragraph-properties>
        <style:tab-stops>
          <style:tab-stop style:position="0in"/>
          <style:tab-stop style:position="1.5673in"/>
        </style:tab-stops>
      </style:paragraph-properties>
      <style:text-properties fo:font-size="12pt" style:font-size-asian="12pt" style:font-size-complex="12pt"/>
    </style:style>
    <style:style style:name="P14" style:family="paragraph" style:parent-style-name="Standard">
      <style:paragraph-properties fo:line-height="100%" fo:orphans="0" fo:widows="0">
        <style:tab-stops>
          <style:tab-stop style:position="1.5673in"/>
        </style:tab-stops>
      </style:paragraph-properties>
      <style:text-properties fo:font-size="12pt" style:font-size-asian="12pt" style:font-size-complex="12pt" fo:background-color="#ffff00"/>
    </style:style>
    <style:style style:name="P15" style:family="paragraph" style:parent-style-name="Standard">
      <style:paragraph-properties fo:line-height="106%"/>
    </style:style>
    <style:style style:name="P16" style:family="paragraph" style:parent-style-name="Standard">
      <style:paragraph-properties fo:line-height="106%" fo:text-align="justify" style:justify-single-word="false"/>
    </style:style>
    <style:style style:name="P17" style:family="paragraph" style:parent-style-name="Standard" style:list-style-name="WWNum2">
      <style:paragraph-properties fo:line-height="106%">
        <style:tab-stops>
          <style:tab-stop style:position="1.5673in"/>
        </style:tab-stops>
      </style:paragraph-properties>
    </style:style>
    <style:style style:name="P18" style:family="paragraph" style:parent-style-name="Standard">
      <style:paragraph-properties>
        <style:tab-stops>
          <style:tab-stop style:position="0in"/>
        </style:tab-stops>
      </style:paragraph-properties>
    </style:style>
    <style:style style:name="P19" style:family="paragraph" style:parent-style-name="Standard">
      <style:paragraph-properties fo:line-height="100%" fo:orphans="0" fo:widows="0"/>
    </style:style>
    <style:style style:name="P20" style:family="paragraph" style:parent-style-name="Standard">
      <style:paragraph-properties fo:line-height="100%" fo:orphans="0" fo:widows="0">
        <style:tab-stops>
          <style:tab-stop style:position="1.5673in"/>
        </style:tab-stops>
      </style:paragraph-properties>
    </style:style>
    <style:style style:name="P21" style:family="paragraph" style:parent-style-name="Standard">
      <style:paragraph-properties fo:line-height="100%" fo:orphans="0" fo:widows="0">
        <style:tab-stops>
          <style:tab-stop style:position="1.3752in"/>
        </style:tab-stops>
      </style:paragraph-properties>
    </style:style>
    <style:style style:name="P22" style:family="paragraph" style:parent-style-name="Standard">
      <style:paragraph-properties fo:line-height="100%" fo:text-align="justify" style:justify-single-word="false" fo:orphans="0" fo:widows="0"/>
    </style:style>
    <style:style style:name="P23" style:family="paragraph" style:parent-style-name="Standard">
      <style:paragraph-properties fo:line-height="100%" fo:orphans="0" fo:widows="0"/>
      <style:text-properties fo:font-size="10pt" fo:font-weight="bold" style:font-size-asian="10pt" style:font-weight-asian="bold" style:font-size-complex="10pt"/>
    </style:style>
    <style:style style:name="P24" style:family="paragraph" style:parent-style-name="Standard">
      <style:paragraph-properties>
        <style:tab-stops>
          <style:tab-stop style:position="0in"/>
          <style:tab-stop style:position="1.5673in"/>
        </style:tab-stops>
      </style:paragraph-properties>
    </style:style>
    <style:style style:name="P25" style:family="paragraph" style:parent-style-name="Standard">
      <loext:graphic-properties draw:fill="solid" draw:fill-color="#ffffff"/>
      <style:paragraph-properties fo:background-color="#ffffff">
        <style:tab-stops>
          <style:tab-stop style:position="0in"/>
          <style:tab-stop style:position="1.5673in"/>
        </style:tab-stops>
      </style:paragraph-properties>
    </style:style>
    <style:style style:name="P26" style:family="paragraph" style:parent-style-name="Standard">
      <loext:graphic-properties draw:fill="solid" draw:fill-color="#ffffff"/>
      <style:paragraph-properties fo:background-color="#ffffff">
        <style:tab-stops>
          <style:tab-stop style:position="0in"/>
          <style:tab-stop style:position="1.5673in"/>
        </style:tab-stops>
      </style:paragraph-properties>
      <style:text-properties fo:color="#222222" fo:font-size="12pt" fo:font-weight="bold" style:font-size-asian="12pt" style:font-weight-asian="bold" style:font-size-complex="12pt" fo:background-color="#ffffff"/>
    </style:style>
    <style:style style:name="P27" style:family="paragraph" style:parent-style-name="Standard">
      <style:paragraph-properties fo:line-height="100%" fo:orphans="0" fo:widows="0">
        <style:tab-stops>
          <style:tab-stop style:position="1.5673in"/>
        </style:tab-stops>
      </style:paragraph-properties>
      <style:text-properties fo:font-size="6pt" fo:font-weight="bold" style:font-size-asian="6pt" style:font-weight-asian="bold" style:font-size-complex="6pt" fo:background-color="#ffffff"/>
    </style:style>
    <style:style style:name="P28" style:family="paragraph" style:parent-style-name="Standard">
      <style:paragraph-properties fo:text-align="end" style:justify-single-word="false"/>
    </style:style>
    <style:style style:name="P29" style:family="paragraph" style:parent-style-name="Standard">
      <style:paragraph-properties fo:text-align="start" style:justify-single-word="false"/>
    </style:style>
    <style:style style:name="P30" style:family="paragraph" style:parent-style-name="Standard">
      <style:paragraph-properties fo:margin-top="0in" fo:margin-bottom="0.139in" loext:contextual-spacing="false" fo:line-height="100%"/>
    </style:style>
    <style:style style:name="P31" style:family="paragraph" style:parent-style-name="Standard">
      <style:paragraph-properties fo:margin-left="2in" fo:margin-right="0in" fo:line-height="106%" fo:text-indent="0in" style:auto-text-indent="false">
        <style:tab-stops>
          <style:tab-stop style:position="1.5673in"/>
        </style:tab-stops>
      </style:paragraph-properties>
    </style:style>
    <style:style style:name="P32" style:family="paragraph" style:parent-style-name="Standard" style:list-style-name="WWNum1">
      <style:paragraph-properties fo:margin-left="0.5in" fo:margin-right="0in" fo:line-height="115%" fo:orphans="0" fo:widows="0" fo:text-indent="-0.25in" style:auto-text-indent="false"/>
    </style:style>
    <style:style style:name="P33" style:family="paragraph" style:parent-style-name="Standard" style:list-style-name="WWNum1">
      <style:paragraph-properties fo:margin-left="0.5in" fo:margin-right="0in" fo:line-height="106%" fo:orphans="0" fo:widows="0" fo:text-indent="-0.25in" style:auto-text-indent="false"/>
    </style:style>
    <style:style style:name="P34" style:family="paragraph" style:parent-style-name="Standard" style:list-style-name="WWNum3">
      <style:paragraph-properties fo:margin-left="0.5in" fo:margin-right="0in" fo:line-height="106%" fo:orphans="0" fo:widows="0" fo:text-indent="-0.25in" style:auto-text-indent="false">
        <style:tab-stops>
          <style:tab-stop style:position="1.5673in"/>
        </style:tab-stops>
      </style:paragraph-properties>
    </style:style>
    <style:style style:name="P35" style:family="paragraph" style:parent-style-name="Standard" style:list-style-name="WWNum1">
      <style:paragraph-properties fo:margin-left="0.5in" fo:margin-right="0in" fo:line-height="106%" fo:orphans="0" fo:widows="0" fo:text-indent="-0.25in" style:auto-text-indent="false" fo:keep-with-next="always"/>
    </style:style>
    <style:style style:name="P36" style:family="paragraph" style:parent-style-name="Standard">
      <style:paragraph-properties fo:margin-left="0.5in" fo:margin-right="0in" fo:line-height="100%" fo:orphans="0" fo:widows="0" fo:text-indent="0in" style:auto-text-indent="false" fo:keep-with-next="always"/>
      <style:text-properties fo:font-size="12pt" style:font-size-asian="12pt" style:font-size-complex="12pt"/>
    </style:style>
    <style:style style:name="P37" style:family="paragraph" style:parent-style-name="Standard">
      <style:paragraph-properties fo:margin-left="0.5in" fo:margin-right="0in" fo:line-height="100%" fo:orphans="0" fo:widows="0" fo:text-indent="0in" style:auto-text-indent="false"/>
      <style:text-properties fo:font-size="12pt" style:font-size-asian="12pt" style:font-size-complex="12pt" fo:background-color="#ffffff"/>
    </style:style>
    <style:style style:name="P38" style:family="paragraph" style:parent-style-name="Standard">
      <style:paragraph-properties fo:margin-left="0in" fo:margin-right="-0.2984in" fo:line-height="100%" fo:orphans="0" fo:widows="0" fo:text-indent="0in" style:auto-text-indent="false" fo:keep-with-next="always"/>
    </style:style>
    <style:style style:name="P39" style:family="paragraph" style:parent-style-name="Standard" style:list-style-name="WWNum4">
      <style:paragraph-properties fo:margin-left="1.25in" fo:margin-right="0in" fo:line-height="106%" fo:orphans="0" fo:widows="0" fo:text-indent="-0.25in" style:auto-text-indent="false"/>
    </style:style>
    <style:style style:name="P40" style:family="paragraph" style:parent-style-name="Standard">
      <style:paragraph-properties fo:margin-left="1.25in" fo:margin-right="0in" fo:line-height="106%" fo:orphans="0" fo:widows="0" fo:text-indent="0in" style:auto-text-indent="false"/>
    </style:style>
    <style:style style:name="P41" style:family="paragraph" style:parent-style-name="Standard">
      <style:paragraph-properties fo:margin-top="0.1665in" fo:margin-bottom="0in" loext:contextual-spacing="false" fo:line-height="106%" fo:orphans="0" fo:widows="0">
        <style:tab-stops>
          <style:tab-stop style:position="1.5673in"/>
        </style:tab-stops>
      </style:paragraph-properties>
    </style:style>
    <style:style style:name="P42" style:family="paragraph" style:parent-style-name="Standard">
      <style:paragraph-properties fo:margin-top="0in" fo:margin-bottom="0.1665in" loext:contextual-spacing="false" fo:line-height="100%" fo:text-align="justify" style:justify-single-word="false" fo:orphans="0" fo:widows="0"/>
    </style:style>
    <style:style style:name="P43" style:family="paragraph" style:parent-style-name="Heading_20_2" style:list-style-name="WWNum2">
      <style:paragraph-properties>
        <style:tab-stops>
          <style:tab-stop style:position="0in"/>
        </style:tab-stops>
      </style:paragraph-properties>
    </style:style>
    <style:style style:name="P44" style:family="paragraph" style:parent-style-name="Heading_20_1" style:list-style-name="WWNum2">
      <style:paragraph-properties fo:margin-top="0in" fo:margin-bottom="0.0555in" loext:contextual-spacing="false" fo:line-height="100%">
        <style:tab-stops>
          <style:tab-stop style:position="0in"/>
        </style:tab-stops>
      </style:paragraph-properties>
    </style:style>
    <style:style style:name="P45" style:family="paragraph" style:parent-style-name="Heading_20_1" style:list-style-name="WWNum2" style:master-page-name="Standard">
      <style:paragraph-properties fo:margin-top="0in" fo:margin-bottom="0.0555in" loext:contextual-spacing="false" fo:line-height="100%" style:page-number="1">
        <style:tab-stops>
          <style:tab-stop style:position="0in"/>
        </style:tab-stops>
      </style:paragraph-properties>
      <style:text-properties fo:font-size="18pt" fo:font-weight="bold" style:font-size-asian="18pt" style:font-weight-asian="bold" style:font-size-complex="18pt"/>
    </style:style>
    <style:style style:name="P46" style:family="paragraph" style:parent-style-name="Heading_20_3">
      <style:paragraph-properties>
        <style:tab-stops>
          <style:tab-stop style:position="0in"/>
        </style:tab-stops>
      </style:paragraph-properties>
    </style:style>
    <style:style style:name="P47" style:family="paragraph" style:parent-style-name="Heading_20_3">
      <style:paragraph-properties>
        <style:tab-stops>
          <style:tab-stop style:position="0in"/>
          <style:tab-stop style:position="1.5673in"/>
        </style:tab-stops>
      </style:paragraph-properties>
    </style:style>
    <style:style style:name="P48" style:family="paragraph" style:parent-style-name="Heading_20_3">
      <style:paragraph-properties fo:line-height="100%" fo:orphans="0" fo:widows="0">
        <style:tab-stops>
          <style:tab-stop style:position="0in"/>
          <style:tab-stop style:position="1.5673in"/>
        </style:tab-stops>
      </style:paragraph-properties>
    </style:style>
    <style:style style:name="P49" style:family="paragraph" style:parent-style-name="Heading_20_3">
      <style:paragraph-properties fo:margin-left="2in" fo:margin-right="0in" fo:line-height="106%" fo:text-indent="0in" style:auto-text-indent="false">
        <style:tab-stops>
          <style:tab-stop style:position="0in"/>
          <style:tab-stop style:position="1.5673in"/>
        </style:tab-stops>
      </style:paragraph-properties>
    </style:style>
    <style:style style:name="P50" style:family="paragraph" style:parent-style-name="Heading_20_3">
      <style:paragraph-properties fo:margin-top="0.1945in" fo:margin-bottom="0in" loext:contextual-spacing="false" fo:line-height="115%">
        <style:tab-stops>
          <style:tab-stop style:position="0in"/>
        </style:tab-stops>
      </style:paragraph-properties>
    </style:style>
    <style:style style:name="P51" style:family="paragraph" style:parent-style-name="Heading_20_3">
      <style:paragraph-properties fo:margin-top="0.1945in" fo:margin-bottom="0in" loext:contextual-spacing="false" fo:line-height="115%">
        <style:tab-stops>
          <style:tab-stop style:position="0in"/>
          <style:tab-stop style:position="1.5673in"/>
        </style:tab-stops>
      </style:paragraph-properties>
    </style:style>
    <style:style style:name="P52" style:family="paragraph" style:parent-style-name="Heading_20_3">
      <style:paragraph-properties fo:margin-top="0.1945in" fo:margin-bottom="0in" loext:contextual-spacing="false" fo:line-height="115%" fo:text-align="justify" style:justify-single-word="false">
        <style:tab-stops>
          <style:tab-stop style:position="0in"/>
        </style:tab-stops>
      </style:paragraph-properties>
    </style:style>
    <style:style style:name="P53" style:family="paragraph" style:parent-style-name="Heading_20_3">
      <style:paragraph-properties fo:margin-top="0.1945in" fo:margin-bottom="0.1665in" loext:contextual-spacing="false" fo:line-height="115%" fo:text-align="justify" style:justify-single-word="false">
        <style:tab-stops>
          <style:tab-stop style:position="0in"/>
        </style:tab-stops>
      </style:paragraph-properties>
    </style:style>
    <style:style style:name="T1" style:family="text">
      <style:text-properties fo:font-size="18pt" fo:font-weight="bold" style:font-size-asian="18pt" style:font-weight-asian="bold" style:font-size-complex="18pt"/>
    </style:style>
    <style:style style:name="T2" style:family="text">
      <style:text-properties fo:font-size="14pt" fo:font-weight="bold" style:font-size-asian="14pt" style:font-weight-asian="bold" style:font-size-complex="14pt"/>
    </style:style>
    <style:style style:name="T3" style:family="text">
      <style:text-properties fo:font-size="12pt" style:font-size-asian="12pt" style:font-size-complex="12pt"/>
    </style:style>
    <style:style style:name="T4" style:family="text">
      <style:text-properties fo:font-size="12pt" style:font-size-asian="12pt" style:font-size-complex="12pt" fo:background-color="#ffff00"/>
    </style:style>
    <style:style style:name="T5" style:family="text">
      <style:text-properties fo:font-size="12pt" style:font-size-asian="12pt" style:font-size-complex="12pt" fo:background-color="#ffffff"/>
    </style:style>
    <style:style style:name="T6" style:family="text">
      <style:text-properties fo:font-size="12pt" style:font-size-asian="12pt" style:font-size-complex="12pt" fo:background-color="#00ff00"/>
    </style:style>
    <style:style style:name="T7" style:family="text">
      <style:text-properties fo:font-size="12pt" fo:font-weight="bold" style:font-size-asian="12pt" style:font-weight-asian="bold" style:font-size-complex="12pt"/>
    </style:style>
    <style:style style:name="T8" style:family="text">
      <style:text-properties fo:font-size="12pt" fo:font-weight="bold" style:font-size-asian="12pt" style:font-weight-asian="bold" style:font-size-complex="12pt" fo:background-color="#ffff00"/>
    </style:style>
    <style:style style:name="T9" style:family="text">
      <style:text-properties fo:font-size="12pt" fo:font-weight="bold" style:font-size-asian="12pt" style:font-weight-asian="bold" style:font-size-complex="12pt" fo:background-color="#ffffff"/>
    </style:style>
    <style:style style:name="T10" style:family="text">
      <style:text-properties style:font-name="Calibri" style:font-name-asian="Calibri1" style:font-name-complex="Calibri1"/>
    </style:style>
    <style:style style:name="T11" style:family="text">
      <style:text-properties fo:color="#000000" fo:font-size="12pt" fo:font-weight="bold" style:font-size-asian="12pt" style:font-weight-asian="bold" style:font-size-complex="12pt"/>
    </style:style>
    <style:style style:name="T12" style:family="text">
      <style:text-properties fo:color="#000000" fo:font-size="12pt" fo:font-weight="bold" style:font-size-asian="12pt" style:font-weight-asian="bold" style:font-size-complex="12pt" fo:background-color="#ffffff"/>
    </style:style>
    <style:style style:name="T13" style:family="text">
      <style:text-properties fo:font-size="11.5pt" style:font-size-asian="11.5pt" style:font-size-complex="11.5pt" fo:background-color="#ffff00"/>
    </style:style>
    <style:style style:name="T14" style:family="text">
      <style:text-properties fo:color="#222222" fo:font-size="12pt" fo:font-style="italic" style:font-size-asian="12pt" style:font-style-asian="italic" style:font-size-complex="12pt" fo:background-color="#ffffff"/>
    </style:style>
    <style:style style:name="T15" style:family="text">
      <style:text-properties fo:color="#222222" fo:font-size="12pt" fo:font-weight="bold" style:font-size-asian="12pt" style:font-weight-asian="bold" style:font-size-complex="12pt" fo:background-color="#ffffff"/>
    </style:style>
    <style:style style:name="T16" style:family="text">
      <style:text-properties fo:color="#222222" fo:font-size="12pt" style:font-size-asian="12pt" style:font-size-complex="12pt" fo:background-color="#ffffff"/>
    </style:style>
    <style:style style:name="T17" style:family="text">
      <style:text-properties fo:color="#202124" style:font-name="Roboto" fo:font-size="10pt" style:font-name-asian="Roboto1" style:font-size-asian="10pt" style:font-name-complex="Roboto1" style:font-size-complex="10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76729256" text:style-name="WWNum2">
        <text:list-item>
          <text:list>
            <text:list-item>
              <text:p text:style-name="P45"><text:bookmark text:name="_30j0zll"/></text:p>
            </text:list-item>
            <text:list-item>
              <text:p text:style-name="P44"><text:bookmark text:name="_eiaqbjl5pf50"/><text:span text:style-name="T1">RM6187 Framework Schedule 6 (Order Form and Call-Off Schedules)</text:span></text:p>
            </text:list-item>
          </text:list>
        </text:list-item>
      </text:list>
      <text:p text:style-name="P1"/>
      <text:list xml:id="list31522804389633" text:continue-numbering="true" text:style-name="WWNum2">
        <text:list-item>
          <text:list>
            <text:list-item>
              <text:p text:style-name="P43"><text:bookmark text:name="_1fob9te"/>Order Form</text:p>
            </text:list-item>
          </text:list>
        </text:list-item>
      </text:list>
      <text:p text:style-name="P2"/>
      <text:p text:style-name="P4"/>
      <text:p text:style-name="P15"><text:span text:style-name="T3">CALL-OFF REFERENCE:<text:tab/><text:tab/></text:span><text:span text:style-name="T8">[Insert </text:span><text:span text:style-name="T3">Buyer’s contract reference number]</text:span></text:p>
      <text:p text:style-name="P8"/>
      <text:p text:style-name="P15"><text:span text:style-name="T3">THE BUYER:<text:tab/><text:tab/><text:tab/></text:span><text:span text:style-name="T8">[Insert </text:span><text:span text:style-name="T3">Buyer’s name]</text:span></text:p>
      <text:p text:style-name="P15"><text:span text:style-name="T3"><text:s/></text:span></text:p>
      <text:p text:style-name="P15"><text:span text:style-name="T3">BUYER ADDRESS<text:tab/><text:tab/><text:tab/></text:span><text:span text:style-name="T4">[</text:span><text:span text:style-name="T8">Insert</text:span><text:span text:style-name="T3"> business address]</text:span><text:span text:style-name="T7"> <text:s/></text:span></text:p>
      <text:p text:style-name="P8"/>
      <text:p text:style-name="P30"><text:span text:style-name="T3">THE SUPPLIER: <text:tab/><text:tab/><text:tab/></text:span><text:span text:style-name="T4">[</text:span><text:span text:style-name="T8">Insert </text:span><text:span text:style-name="T3">name of Supplier]</text:span></text:p>
      <text:p text:style-name="P30"><text:span text:style-name="T3">SUPPLIER ADDRESS:</text:span><text:span text:style-name="T7"> <text:tab/><text:tab/></text:span><text:span text:style-name="T4">[</text:span><text:span text:style-name="T8">Insert </text:span><text:span text:style-name="T3">registered address (if registered)]</text:span><text:span text:style-name="T7"> <text:s/></text:span></text:p>
      <text:p text:style-name="P30"><text:span text:style-name="T3">REGISTRATION NUMBER:</text:span><text:span text:style-name="T7"> <text:tab/></text:span><text:span text:style-name="T4">[</text:span><text:span text:style-name="T8">Insert </text:span><text:span text:style-name="T3">registration number (if registered)]</text:span><text:span text:style-name="T7"> <text:s/></text:span></text:p>
      <text:p text:style-name="P30"><text:span text:style-name="T3">DUNS NUMBER: <text:s text:c="6"/><text:tab/><text:tab/></text:span><text:span text:style-name="T8">[Insert </text:span><text:span text:style-name="T3">if known]</text:span></text:p>
      <text:p text:style-name="P30"><text:span text:style-name="T3">SID4GOV ID:</text:span><text:span text:style-name="T7"> <text:s text:c="16"/><text:tab/><text:tab/></text:span><text:span text:style-name="T8">[Insert </text:span><text:span text:style-name="T3">if known]</text:span></text:p>
      <text:p text:style-name="P9"/>
      <text:p text:style-name="P9"/>
      <text:p text:style-name="P15"><text:span text:style-name="T8">[Buyer guidance:</text:span><text:span text:style-name="T3"> This Order Form, when completed and executed by both Parties, forms a Call-Off Contract. A Call-Off Contract can be completed and executed using an equivalent document or electronic purchase order system.</text:span></text:p>
      <text:p text:style-name="P8"><text:soft-page-break/></text:p>
      <text:p text:style-name="P15"><text:span text:style-name="T3">If an electronic purchasing system is used instead of signing as a hard-copy, text below must be copied into the electronic order form </text:span><text:span text:style-name="T8">starting from ‘APPLICABLE FRAMEWORK CONTRACT’ and up to, but not including, the</text:span><text:span text:style-name="T4"> </text:span><text:span text:style-name="T8">Signature block</text:span></text:p>
      <text:p text:style-name="P4"/>
      <text:p text:style-name="P15"><text:span text:style-name="T3">It is essential that if you, as the Buyer, add to or amend any aspect of any Call-Off Schedule, then </text:span><text:span text:style-name="T7">you must send the updated Schedule</text:span><text:span text:style-name="T3"> with the Order Form to the Supplier].</text:span></text:p>
      <text:p text:style-name="P6"/>
      <text:p text:style-name="P46"><text:bookmark text:name="_3znysh7"/>Applicable framework contract</text:p>
      <text:p text:style-name="P16"><text:span text:style-name="T3">This Order Form is for the provision of the Call-Off Deliverables and dated </text:span><text:span text:style-name="T4">[</text:span><text:span text:style-name="T8">Insert</text:span><text:span text:style-name="T4"> </text:span><text:span text:style-name="T3">date of issue].</text:span></text:p>
      <text:p text:style-name="P16"><text:span text:style-name="T3">It’s issued under the Framework Contract with the reference number RM6187 for the provision of </text:span><text:span text:style-name="T4">[</text:span><text:span text:style-name="T8">Insert</text:span><text:span text:style-name="T4"> </text:span><text:span text:style-name="T3">name of the <text:s/>services]. <text:s text:c="2"/></text:span></text:p>
      <text:p text:style-name="P5"/>
      <text:p text:style-name="P49"><text:bookmark text:name="_npg4yae2fh19"/>CALL-OFF LOT(S):</text:p>
      <text:p text:style-name="P31"><text:span text:style-name="T8">[Insert</text:span><text:span text:style-name="T3"> the relevant lot numbers </text:span><text:span text:style-name="T8">or insert</text:span><text:span text:style-name="T4"> </text:span><text:span text:style-name="T3">Not applicable]</text:span></text:p>
      <text:p text:style-name="P46"><text:bookmark text:name="_54g0t4lbzrde"/>Call-off incorporated terms</text:p>
      <text:p text:style-name="P18"><text:span text:style-name="T3">The following documents are incorporated into this Call-Off Contract.</text:span></text:p>
      <text:p text:style-name="P19"><text:span text:style-name="T5">Where schedules are missing, those schedules are not part of the agreement and can not be used. If the documents conflict, the following order of precedence applies:</text:span></text:p>
      <text:p text:style-name="P11"/>
      <text:list xml:id="list4076669914" text:style-name="WWNum1">
        <text:list-item>
          <text:p text:style-name="P32"><text:span text:style-name="T3">This Order Form includes the Call-Off Special Terms and Call-Off Special Schedules.</text:span></text:p>
        </text:list-item>
        <text:list-item>
          <text:p text:style-name="P33"><text:span text:style-name="T3">Joint Schedule 1(Definitions and Interpretation) RM6187</text:span></text:p>
        </text:list-item>
        <text:list-item>
          <text:p text:style-name="P35"><text:span text:style-name="T3">The following Schedules in equal order of precedence:</text:span></text:p>
        </text:list-item>
      </text:list>
      <text:p text:style-name="P36"/>
      <text:p text:style-name="P38"><text:span text:style-name="T9">[</text:span><text:span text:style-name="T8">Buyer guidance</text:span><text:span text:style-name="T9">:</text:span><text:span text:style-name="T5"> delete any Schedules you do not need for this Call-Off Contract</text:span><text:span text:style-name="T9">]</text:span></text:p>
      <text:p text:style-name="P36"/>
      <text:p text:style-name="P50"><text:bookmark text:name="_1t3h5sf"/><text:soft-page-break/><text:span text:style-name="T11">Joint Schedules for RM6187 Management Consultancy Framework Three</text:span></text:p>
      <text:list xml:id="list1064934179" text:style-name="WWNum4">
        <text:list-item>
          <text:list>
            <text:list-item>
              <text:p text:style-name="P39"><text:span text:style-name="T3">Joint Schedule 1 (Definitions) - Mandatory</text:span></text:p>
            </text:list-item>
            <text:list-item>
              <text:p text:style-name="P39"><text:span text:style-name="T3">Joint Schedule 2 (Variation Form) - Mandatory</text:span></text:p>
            </text:list-item>
            <text:list-item>
              <text:p text:style-name="P39"><text:span text:style-name="T3">Joint Schedule 3 (Insurance Requirements) - Mandatory</text:span></text:p>
            </text:list-item>
            <text:list-item>
              <text:p text:style-name="P39"><text:span text:style-name="T3">Joint Schedule 4 (Commercially Sensitive Information) - Mandatory</text:span></text:p>
            </text:list-item>
            <text:list-item>
              <text:p text:style-name="P39"><text:span text:style-name="T5">Joint Schedule 6 (Key Subcontractors) - Optional<text:tab/><text:tab/><text:tab/></text:span></text:p>
            </text:list-item>
            <text:list-item>
              <text:p text:style-name="P39"><text:span text:style-name="T5">Joint Schedule 7 (Financial Difficulties)- Optional<text:tab/> <text:tab/><text:tab/></text:span></text:p>
            </text:list-item>
            <text:list-item>
              <text:p text:style-name="P39"><text:span text:style-name="T5">Joint Schedule 8 (Guarantee) - Optional<text:tab/><text:tab/></text:span></text:p>
            </text:list-item>
            <text:list-item>
              <text:p text:style-name="P39"><text:span text:style-name="T5">Joint Schedule 9 (Minimum Standards of Reliability) - Optional<text:tab/></text:span></text:p>
            </text:list-item>
            <text:list-item>
              <text:p text:style-name="P39"><text:span text:style-name="T3">Joint Schedule 10 (Rectification Plan) - Mandatory<text:tab/><text:tab/><text:tab/></text:span></text:p>
            </text:list-item>
            <text:list-item>
              <text:p text:style-name="P39"><text:span text:style-name="T3">Joint Schedule 11 (Processing Data)<text:tab/>- Mandatory<text:tab/></text:span></text:p>
            </text:list-item>
          </text:list>
        </text:list-item>
      </text:list>
      <text:p text:style-name="P50"><text:span text:style-name="T11">Call-O</text:span><text:span text:style-name="T12">ff Schedules<text:tab/><text:tab/></text:span></text:p>
      <text:list xml:id="list31522756538922" text:continue-numbering="true" text:style-name="WWNum4">
        <text:list-item>
          <text:list>
            <text:list-item>
              <text:p text:style-name="P39"><text:span text:style-name="T5">Call-Off Schedule 1 (Transparency Reports) - Optional<text:tab/></text:span></text:p>
            </text:list-item>
            <text:list-item>
              <text:p text:style-name="P39"><text:span text:style-name="T5">Call-Off Schedule 3 (Continuous Improvement) - Optional<text:tab/></text:span></text:p>
            </text:list-item>
            <text:list-item>
              <text:p text:style-name="P39"><text:span text:style-name="T5">Call-Off Schedule 5 (Pricing Details) - Optional<text:tab/><text:tab/></text:span></text:p>
            </text:list-item>
            <text:list-item>
              <text:p text:style-name="P39"><text:span text:style-name="T5">Call-Off Schedule 6 (ICT Services) - Optional<text:tab/><text:tab/><text:tab/></text:span></text:p>
            </text:list-item>
            <text:list-item>
              <text:p text:style-name="P39"><text:span text:style-name="T5">Call-Off Schedule 7 (Key Supplier Staff) - Optional<text:tab/></text:span></text:p>
            </text:list-item>
            <text:list-item>
              <text:p text:style-name="P39"><text:span text:style-name="T5">Call-Off Schedule 8 (Business Continuity and Disaster Recovery) - Optional<text:tab/></text:span></text:p>
            </text:list-item>
            <text:list-item>
              <text:p text:style-name="P39"><text:span text:style-name="T5">Call-Off Schedule 9 (Security) - Optional<text:tab/><text:tab/><text:tab/> <text:s text:c="2"/><text:tab/></text:span></text:p>
            </text:list-item>
            <text:list-item>
              <text:p text:style-name="P39"><text:span text:style-name="T5">Call-Off Schedule 10 (Exit Management) - Optional<text:tab/></text:span></text:p>
            </text:list-item>
            <text:list-item>
              <text:p text:style-name="P39"><text:span text:style-name="T5">Call-Off Schedule 12 (Clustering) - Optional<text:tab/></text:span></text:p>
            </text:list-item>
            <text:list-item>
              <text:p text:style-name="P39"><text:soft-page-break/><text:span text:style-name="T5">Call-Off Schedule 13 (Implementation Plan and Testing) - Optional</text:span></text:p>
            </text:list-item>
            <text:list-item>
              <text:p text:style-name="P39"><text:span text:style-name="T5">Call-Off Schedule 14 (Service Levels) - Optional<text:tab/></text:span></text:p>
            </text:list-item>
            <text:list-item>
              <text:p text:style-name="P39"><text:span text:style-name="T5">Call-Off Schedule 15 (Call-Off Contract Management) - Optional<text:tab/></text:span></text:p>
            </text:list-item>
            <text:list-item>
              <text:p text:style-name="P39"><text:span text:style-name="T5">Call-Off Schedule 16 (Benchmarking) - Optional<text:tab/> <text:tab/><text:tab/></text:span></text:p>
            </text:list-item>
            <text:list-item>
              <text:p text:style-name="P39"><text:span text:style-name="T5">Call-Off Schedule 17 (MOD Terms) - Optional<text:tab/> <text:tab/><text:tab/></text:span></text:p>
            </text:list-item>
            <text:list-item>
              <text:p text:style-name="P39"><text:span text:style-name="T5">Call-Off Schedule 18 (Background Checks) - Optional<text:tab/><text:tab/></text:span></text:p>
            </text:list-item>
            <text:list-item>
              <text:p text:style-name="P39"><text:span text:style-name="T5">Call-Off Schedule 19 (Scottish Law) - Optional<text:tab/><text:tab/><text:tab/></text:span></text:p>
            </text:list-item>
            <text:list-item>
              <text:p text:style-name="P39"><text:span text:style-name="T5">Call-Off Schedule 20 (Call-Off Specification)<text:tab/> - Optional<text:tab/><text:tab/></text:span></text:p>
            </text:list-item>
            <text:list-item>
              <text:p text:style-name="P39"><text:span text:style-name="T5">Call-Off Schedule 21 (Northern Ireland Law) - Optional<text:tab/> <text:tab/></text:span></text:p>
            </text:list-item>
            <text:list-item>
              <text:p text:style-name="P39"><text:span text:style-name="T5">Call-Off Schedule 23 (HMRC Terms) - Optional<text:tab/><text:tab/></text:span></text:p>
            </text:list-item>
          </text:list>
        </text:list-item>
      </text:list>
      <text:p text:style-name="P40"><text:span text:style-name="T5"><text:tab/></text:span></text:p>
      <text:list xml:id="list31521405902545" text:continue-list="list4076669914" text:style-name="WWNum1">
        <text:list-item>
          <text:p text:style-name="P33"><text:span text:style-name="T5">CCS Core Terms</text:span></text:p>
        </text:list-item>
        <text:list-item>
          <text:p text:style-name="P33"><text:span text:style-name="T5">Joint Schedule 5 (Corporate Social Responsibility) - Mandatory</text:span></text:p>
        </text:list-item>
        <text:list-item>
          <text:p text:style-name="P33"><text:span text:style-name="T5">Call-Off Schedule 4 (Call-Off Tender) as long as any parts of the Call-Off Tender that offer a better commercial position for the Buyer (as decided by the Buyer) take precedence over the documents above</text:span><text:span text:style-name="T9">. </text:span></text:p>
        </text:list-item>
      </text:list>
      <text:p text:style-name="P37"/>
      <text:p text:style-name="P20"><text:span text:style-name="T3">Supplier terms are not part of the Call-Off Contract. That includes any terms written on the back of, added to this Order Form, or presented at the time of delivery.</text:span></text:p>
      <text:p text:style-name="P51"><text:bookmark text:name="_2s8eyo1"/><text:span text:style-name="T11">Call-off special terms</text:span></text:p>
      <text:list xml:id="list31523245184893" text:continue-list="list31522804389633" text:style-name="WWNum2">
        <text:list-item>
          <text:list>
            <text:list-item>
              <text:p text:style-name="P17"><text:span text:style-name="T8">[Buyer guidance:</text:span><text:span text:style-name="T4"> </text:span><text:span text:style-name="T13">Some services may require Call-Off Special Terms to be included in this Order Form. It is at the Buyer's discretion to consider such terms and include them in this Order Form if they deem them to be appropriate. Suppliers are not permitted to add Call-Off Special Terms to the Order Form only the Buyer may insert, revise or supplement Core Terms, Joint Schedules, Call Off Schedules].</text:span></text:p>
            </text:list-item>
          </text:list>
        </text:list-item>
      </text:list>
      <text:p text:style-name="P12"/>
      <text:p text:style-name="P20"><text:span text:style-name="T5">The following Special Terms are incorporated into this Call-Off Contract:</text:span></text:p>
      <text:p text:style-name="P41"><text:span text:style-name="T14">Special Term 1 - The Buyer is only liable to reimburse the Supplier for any expense or any disbursement which is</text:span></text:p>
      <text:p text:style-name="P41"><text:soft-page-break/><text:span text:style-name="T14"><text:s text:c="25"/>(i) specified in this Contract or</text:span></text:p>
      <text:p text:style-name="P21"><text:span text:style-name="T14"><text:s text:c="25"/>(ii) which the Buyer has Approved prior to the Supplier incurring that <text:s text:c="8"/><text:tab/>expense or that disbursement. The Supplier may not invoice the <text:s text:c="11"/><text:tab/>Buyer for any other expenses or any other disbursements</text:span><text:span text:style-name="T5"> <text:s text:c="11"/></text:span></text:p>
      <text:p text:style-name="P7"/>
      <text:p text:style-name="P20"><text:span text:style-name="T9">[</text:span><text:span text:style-name="T5">None</text:span><text:span text:style-name="T9">]</text:span></text:p>
      <text:p text:style-name="P7"/>
      <text:p text:style-name="P20"><text:span text:style-name="T9">[</text:span><text:span text:style-name="T5">Special Term 2</text:span><text:span text:style-name="T9">]</text:span></text:p>
      <text:p text:style-name="P7"/>
      <text:p text:style-name="P20"><text:span text:style-name="T9">[</text:span><text:span text:style-name="T5">Special Term 3</text:span><text:span text:style-name="T9">]</text:span></text:p>
      <text:p text:style-name="P6"/>
      <text:p text:style-name="P19"><text:span text:style-name="T9">Call-off start date:<text:tab/><text:tab/></text:span><text:span text:style-name="T5"><text:tab/></text:span><text:span text:style-name="T9">[</text:span><text:span text:style-name="T4">insert</text:span><text:span text:style-name="T5"> day month year</text:span><text:span text:style-name="T9">]</text:span></text:p>
      <text:p text:style-name="P9"/>
      <text:p text:style-name="P19"><text:span text:style-name="T9">Call-off expiry date: <text:tab/></text:span><text:span text:style-name="T5"><text:tab/></text:span><text:span text:style-name="T9">[</text:span><text:span text:style-name="T4">insert</text:span><text:span text:style-name="T5"> day month year</text:span><text:span text:style-name="T9">]</text:span></text:p>
      <text:p text:style-name="P9"/>
      <text:p text:style-name="P19"><text:span text:style-name="T9">Call-off initial period:<text:tab/></text:span><text:span text:style-name="T5"><text:tab/></text:span><text:span text:style-name="T9">[</text:span><text:span text:style-name="T4">insert</text:span><text:span text:style-name="T5"> years, months</text:span><text:span text:style-name="T9">]</text:span></text:p>
      <text:p text:style-name="P50"><text:bookmark text:name="_17dp8vu"/><text:span text:style-name="T12">Call-off deliverables:</text:span></text:p>
      <text:p text:style-name="P23"/>
      <text:p text:style-name="P20"><text:span text:style-name="T9">[</text:span><text:span text:style-name="T8">Buyer guidance:</text:span><text:span text:style-name="T5"> complete Option A or, Option B and Call-Off Schedule 20 if Deliverables are too complex for this form. Delete the option that is not used</text:span><text:span text:style-name="T9">]</text:span></text:p>
      <text:p text:style-name="P10"/>
      <text:p text:style-name="P20"><text:span text:style-name="T9">[</text:span><text:span text:style-name="T8">Option A</text:span><text:span text:style-name="T4">:</text:span><text:span text:style-name="T5"> [Name of Deliverable][Quantity][Delivery date][Details]</text:span><text:span text:style-name="T9">]</text:span></text:p>
      <text:p text:style-name="P10"/>
      <text:p text:style-name="P20"><text:span text:style-name="T9">[</text:span><text:span text:style-name="T8">Option B</text:span><text:span text:style-name="T4">:</text:span><text:span text:style-name="T5"> See details in Call-Off Schedule 20 (Call-Off Specification)</text:span></text:p>
      <text:p text:style-name="P7"><text:soft-page-break/></text:p>
      <text:p text:style-name="P47"><text:bookmark text:name="_3rdcrjn"/>Security</text:p>
      <text:p text:style-name="P25"><text:span text:style-name="T8">[Buyer Guidance:</text:span><text:span text:style-name="T9"> </text:span><text:span text:style-name="T5">Buyer to Select whether or when Part A (Short Form Security Requirements) or Part B (Long Form Security Requirements) should apply. Part B should be considered where there is a high level of risk to personal or sensitive data. Delete option which does not apply</text:span><text:span text:style-name="T9">]</text:span><text:span text:style-name="T15"> </text:span><text:span text:style-name="T16"><text:s/></text:span></text:p>
      <text:p text:style-name="P26"/>
      <text:p text:style-name="P24"><text:span text:style-name="T3">[Short form security requirements apply]</text:span></text:p>
      <text:p text:style-name="P24"><text:span text:style-name="T7">[or]</text:span></text:p>
      <text:p text:style-name="P13"/>
      <text:p text:style-name="P24"><text:span text:style-name="T3">[Long form security requirements apply]</text:span></text:p>
      <text:p text:style-name="P13"/>
      <text:p text:style-name="P24"><text:span text:style-name="T7">[and]</text:span></text:p>
      <text:p text:style-name="P25"><text:span text:style-name="T3">[Security Policy]</text:span></text:p>
      <text:p text:style-name="P51"><text:bookmark text:name="_xae2pn3oy5bp"/><text:span text:style-name="T12">Maximum liability</text:span></text:p>
      <text:p text:style-name="P20"><text:span text:style-name="T3">The limitation of liability for this Call-Off Contract is stated in Clause 11.2 of the Core Terms.</text:span></text:p>
      <text:p text:style-name="P12"/>
      <text:p text:style-name="P20"><text:span text:style-name="T9">[</text:span><text:span text:style-name="T8">Buyer guidance</text:span><text:span text:style-name="T9">:</text:span><text:span text:style-name="T5"> In the Call-Off Special Terms, you can change the cap on liability detailed in Clause 11.2 where you have made an appropriate risk assessment and sought the necessary management approvals. Unlimited liability is not permitted</text:span><text:span text:style-name="T9">]</text:span></text:p>
      <text:p text:style-name="P14"/>
      <text:p text:style-name="P20"><text:span text:style-name="T5">The Estimated Year 1 Charges used to calculate liability in the first contract year are:</text:span></text:p>
      <text:p text:style-name="P10"/>
      <text:p text:style-name="P20"><text:span text:style-name="T9">[</text:span><text:span text:style-name="T4">insert</text:span><text:span text:style-name="T9"> </text:span><text:span text:style-name="T5">Estimated Year 1 Charges of the Contract.</text:span><text:span text:style-name="T9">The Buyer must always provide a figure here]</text:span></text:p>
      <text:p text:style-name="P27"/>
      <text:p text:style-name="P51"><text:bookmark text:name="_26in1rg"/><text:span text:style-name="T11">Call-off charges</text:span></text:p>
      <text:p text:style-name="P20"><text:soft-page-break/><text:span text:style-name="T9">[</text:span><text:span text:style-name="T8">Buyer guidance</text:span><text:span text:style-name="T9">:</text:span><text:span text:style-name="T5"> Use Option A or Option B and Call-Off Schedule 5 (Pricing Details), if the charging model is too complex to detail in this form or must be embedded. Delete the option that is not used.</text:span><text:span text:style-name="T9">]</text:span></text:p>
      <text:p text:style-name="P12"/>
      <text:p text:style-name="P20"><text:span text:style-name="T9">[</text:span><text:span text:style-name="T8">Option A</text:span><text:span text:style-name="T5">:</text:span><text:span text:style-name="T9"> </text:span><text:span text:style-name="T5">Insert the Charges for the Deliverables</text:span><text:span text:style-name="T9">]</text:span></text:p>
      <text:p text:style-name="P12"/>
      <text:p text:style-name="P20"><text:span text:style-name="T9">[</text:span><text:span text:style-name="T8">Option B</text:span><text:span text:style-name="T4">:</text:span><text:span text:style-name="T5"> See details in Call-Off Schedule 5 (Pricing Details)</text:span><text:span text:style-name="T9">]</text:span></text:p>
      <text:p text:style-name="P12"/>
      <text:p text:style-name="P20"><text:span text:style-name="T3">All changes to the Charges must use procedures that are equivalent to those in Paragraphs 4, 5 and 6 (if used) in Framework Schedule 3 (Framework Prices)</text:span></text:p>
      <text:p text:style-name="P12"/>
      <text:p text:style-name="P20"><text:span text:style-name="T3">The Charges will not be impacted by any change to the Framework Prices. The Charges can only be changed by agreement in writing between the Buyer and the Supplier because of:</text:span></text:p>
      <text:p text:style-name="P12"/>
      <text:list xml:id="list2874752296" text:style-name="WWNum3">
        <text:list-item>
          <text:p text:style-name="P34"><text:span text:style-name="T3">Specific Change in Law</text:span></text:p>
        </text:list-item>
        <text:list-item>
          <text:p text:style-name="P34"><text:span text:style-name="T3">Benchmarking using Call-Off Schedule 16 (Benchmarking)</text:span></text:p>
        </text:list-item>
      </text:list>
      <text:p text:style-name="P51"><text:bookmark text:name="_lnxbz9"/></text:p>
      <text:p text:style-name="P51"><text:bookmark text:name="_s4mpfk5olhjx"/><text:span text:style-name="T11">Reimbursable expenses</text:span></text:p>
      <text:p text:style-name="P20"><text:span text:style-name="T3">Recoverable as stated in Framework Schedule 3 (Framework Prices) paragraph 4.</text:span></text:p>
      <text:p text:style-name="P51"><text:bookmark text:name="_35nkun2"/><text:span text:style-name="T11">Payment </text:span>method</text:p>
      <text:p text:style-name="P20"><text:span text:style-name="T9">[</text:span><text:span text:style-name="T4">insert </text:span><text:span text:style-name="T5">payment method(s) and necessary details</text:span><text:span text:style-name="T9">]</text:span></text:p>
      <text:p text:style-name="P51"><text:bookmark text:name="_1ksv4uv"/><text:span text:style-name="T11">Buyer’s invoice address</text:span></text:p>
      <text:p text:style-name="P20"><text:span text:style-name="T9">[</text:span><text:span text:style-name="T4">insert</text:span><text:span text:style-name="T5"> name</text:span><text:span text:style-name="T9">]</text:span></text:p>
      <text:p text:style-name="P20"><text:span text:style-name="T8">[</text:span><text:span text:style-name="T4">insert</text:span><text:span text:style-name="T5"> role</text:span><text:span text:style-name="T9">]</text:span></text:p>
      <text:p text:style-name="P20"><text:span text:style-name="T9">[</text:span><text:span text:style-name="T4">insert</text:span><text:span text:style-name="T5"> email address</text:span><text:span text:style-name="T9">]</text:span></text:p>
      <text:p text:style-name="P20"><text:soft-page-break/><text:span text:style-name="T9">[</text:span><text:span text:style-name="T4">insert</text:span><text:span text:style-name="T5"> address</text:span><text:span text:style-name="T9">]</text:span></text:p>
      <text:p text:style-name="P48"><text:bookmark text:name="_6717u6vk6owc"/>FINANCIAL TRANSPARENCY OBJECTIVES</text:p>
      <text:p text:style-name="P20"><text:span text:style-name="T5">The Financial Transparency Objectives [do not] apply to this Call-Off Contract.</text:span></text:p>
      <text:p text:style-name="P20"><text:span text:style-name="T5">[</text:span><text:span text:style-name="T6">Guidance</text:span><text:span text:style-name="T5"> delete reference to “</text:span><text:span text:style-name="T4">[do no</text:span><text:span text:style-name="T5">t]” if they apply]</text:span></text:p>
      <text:p text:style-name="P7"/>
      <text:p text:style-name="P20"><text:span text:style-name="T7">Buyer’s authorised representative</text:span></text:p>
      <text:p text:style-name="P20"><text:span text:style-name="T8">[</text:span><text:span text:style-name="T4">insert</text:span><text:span text:style-name="T5"> name</text:span><text:span text:style-name="T9">]</text:span></text:p>
      <text:p text:style-name="P20"><text:span text:style-name="T8">[</text:span><text:span text:style-name="T4">insert</text:span><text:span text:style-name="T5"> role</text:span><text:span text:style-name="T9">]</text:span></text:p>
      <text:p text:style-name="P20"><text:span text:style-name="T9">[</text:span><text:span text:style-name="T4">insert</text:span><text:span text:style-name="T5"> email address</text:span><text:span text:style-name="T9">]</text:span></text:p>
      <text:p text:style-name="P20"><text:span text:style-name="T8">[</text:span><text:span text:style-name="T4">insert</text:span><text:span text:style-name="T5"> address</text:span><text:span text:style-name="T9">]</text:span></text:p>
      <text:p text:style-name="P10"/>
      <text:p text:style-name="P51"><text:bookmark text:name="_44sinio"/><text:span text:style-name="T11">Buyer’s security policy</text:span></text:p>
      <text:p text:style-name="P20"><text:span text:style-name="T8">[insert details</text:span><text:span text:style-name="T9"> </text:span><text:span text:style-name="T5">[Document name] [version] [date] [available online at:]</text:span></text:p>
      <text:p text:style-name="P20"><text:span text:style-name="T9">or insert:</text:span><text:span text:style-name="T5"> [Appended at Call-Off Schedule X]</text:span><text:span text:style-name="T9">]</text:span></text:p>
      <text:p text:style-name="P51"><text:bookmark text:name="_2jxsxqh"/><text:span text:style-name="T11">Supplier’s authorised representative</text:span></text:p>
      <text:p text:style-name="P20"><text:span text:style-name="T9">[</text:span><text:span text:style-name="T4">insert</text:span><text:span text:style-name="T5"> name</text:span><text:span text:style-name="T9">]</text:span></text:p>
      <text:p text:style-name="P20"><text:span text:style-name="T8">[</text:span><text:span text:style-name="T4">insert</text:span><text:span text:style-name="T5"> role</text:span><text:span text:style-name="T9">]</text:span></text:p>
      <text:p text:style-name="P20"><text:span text:style-name="T9">[</text:span><text:span text:style-name="T4">insert</text:span><text:span text:style-name="T5"> email address</text:span><text:span text:style-name="T9">]</text:span></text:p>
      <text:p text:style-name="P20"><text:span text:style-name="T8">[</text:span><text:span text:style-name="T4">insert</text:span><text:span text:style-name="T5"> address</text:span><text:span text:style-name="T9">]</text:span></text:p>
      <text:p text:style-name="P12"/>
      <text:p text:style-name="P51"><text:bookmark text:name="_z337ya"/><text:span text:style-name="T11">Supplier’s contract manager</text:span></text:p>
      <text:p text:style-name="P20"><text:soft-page-break/><text:span text:style-name="T8">[</text:span><text:span text:style-name="T4">insert</text:span><text:span text:style-name="T5"> name</text:span><text:span text:style-name="T9">]</text:span></text:p>
      <text:p text:style-name="P20"><text:span text:style-name="T8">[</text:span><text:span text:style-name="T4">insert </text:span><text:span text:style-name="T5">role</text:span><text:span text:style-name="T9">]</text:span></text:p>
      <text:p text:style-name="P20"><text:span text:style-name="T8">[</text:span><text:span text:style-name="T4">insert</text:span><text:span text:style-name="T5"> email address</text:span><text:span text:style-name="T9">]</text:span></text:p>
      <text:p text:style-name="P20"><text:span text:style-name="T8">[</text:span><text:span text:style-name="T4">insert</text:span><text:span text:style-name="T5"> address</text:span><text:span text:style-name="T9">]</text:span></text:p>
      <text:p text:style-name="P7"/>
      <text:p text:style-name="P51"><text:bookmark text:name="_3j2qqm3"/><text:span text:style-name="T11">Progress report frequency</text:span></text:p>
      <text:p text:style-name="P20"><text:span text:style-name="T8">[</text:span><text:span text:style-name="T4">insert</text:span><text:span text:style-name="T5"> Not applicable or insert report frequency: for example - First Working Day of each month</text:span><text:span text:style-name="T9">]</text:span></text:p>
      <text:p text:style-name="P12"/>
      <text:p text:style-name="P51"><text:bookmark text:name="_1y810tw"/><text:span text:style-name="T11">Progress meeting frequency</text:span></text:p>
      <text:p text:style-name="P20"><text:span text:style-name="T8">[</text:span><text:span text:style-name="T4">insert</text:span><text:span text:style-name="T9"> </text:span><text:span text:style-name="T5">Not applicable </text:span><text:span text:style-name="T9">or insert </text:span><text:span text:style-name="T5">meeting frequency</text:span><text:span text:style-name="T9">:</text:span><text:span text:style-name="T5"> for example - First Working Day of each month</text:span><text:span text:style-name="T9">]</text:span></text:p>
      <text:p text:style-name="P3"/>
      <text:p text:style-name="P20"><text:span text:style-name="T7">Key staff</text:span></text:p>
      <text:p text:style-name="P20"><text:span text:style-name="T8">[</text:span><text:span text:style-name="T4">insert</text:span><text:span text:style-name="T5"> name</text:span><text:span text:style-name="T9">]</text:span></text:p>
      <text:p text:style-name="P20"><text:span text:style-name="T8">[</text:span><text:span text:style-name="T4">insert </text:span><text:span text:style-name="T5">role</text:span><text:span text:style-name="T9">]</text:span></text:p>
      <text:p text:style-name="P20"><text:span text:style-name="T8">[</text:span><text:span text:style-name="T4">insert </text:span><text:span text:style-name="T5">email address</text:span><text:span text:style-name="T9">]</text:span></text:p>
      <text:p text:style-name="P20"><text:span text:style-name="T8">[</text:span><text:span text:style-name="T4">insert</text:span><text:span text:style-name="T5"> address</text:span><text:span text:style-name="T9">]</text:span></text:p>
      <text:p text:style-name="P51"><text:bookmark text:name="_4i7ojhp"/><text:span text:style-name="T11">Key subcontractor(s)</text:span></text:p>
      <text:p text:style-name="P20"><text:span text:style-name="T8">[</text:span><text:span text:style-name="T4">insert</text:span><text:span text:style-name="T5"> Not applicable or insert Key Subcontractor(s) registered name)</text:span><text:span text:style-name="T9">]</text:span></text:p>
      <text:p text:style-name="P7"/>
      <text:p text:style-name="P51"><text:bookmark text:name="_2xcytpi"/><text:span text:style-name="T11">Commercially sensitive information</text:span></text:p>
      <text:p text:style-name="P20"><text:span text:style-name="T9">[</text:span><text:span text:style-name="T4">insert</text:span><text:span text:style-name="T5"> Not applicable or insert Supplier’s Commercially Sensitive Information</text:span><text:span text:style-name="T9">] <text:s/></text:span></text:p>
      <text:p text:style-name="P7"><text:soft-page-break/></text:p>
      <text:p text:style-name="P51"><text:bookmark text:name="_1ci93xb"/><text:span text:style-name="T11">Service credits</text:span></text:p>
      <text:p text:style-name="P20"><text:span text:style-name="T8">[</text:span><text:span text:style-name="T4">insert </text:span><text:span text:style-name="T5">Not applicable</text:span><text:span text:style-name="T9"> </text:span><text:span text:style-name="T5">or insert A Critical Service Level Failure is [Buyer to define]</text:span><text:span text:style-name="T9">]</text:span></text:p>
      <text:p text:style-name="P51"><text:bookmark text:name="_3whwml4"/><text:span text:style-name="T11">Additional insurances</text:span></text:p>
      <text:p text:style-name="P19"><text:span text:style-name="T8">[</text:span><text:span text:style-name="T4">insert</text:span><text:span text:style-name="T5"> Not applicable</text:span><text:span text:style-name="T9"> </text:span><text:span text:style-name="T5">or insert details of Additional Insurances required in accordance with Joint Schedule 3 (Insurance Requirements)</text:span><text:span text:style-name="T9">]</text:span></text:p>
      <text:p text:style-name="P52"><text:bookmark text:name="_2bn6wsx"/><text:span text:style-name="T11">Guarantee</text:span></text:p>
      <text:p text:style-name="P19"><text:span text:style-name="T8">[</text:span><text:span text:style-name="T4">insert </text:span><text:span text:style-name="T5">Not applicable or insert The Supplier must have a Call-Off Guarantor to guarantee their performance using the form in Joint Schedule 8 (Guarantee)</text:span><text:span text:style-name="T9">]</text:span></text:p>
      <text:p text:style-name="P51"><text:bookmark text:name="_qsh70q"/><text:span text:style-name="T11">Buyer’s environmental and social value policy</text:span></text:p>
      <text:p text:style-name="P20"><text:span text:style-name="T9">[</text:span><text:span text:style-name="T4">insert details</text:span><text:span text:style-name="T5"> [Document name] [version] [date] [available online at:] </text:span><text:span text:style-name="T9">or</text:span><text:span text:style-name="T5"> insert: [Appended at Call-Off Schedule X]</text:span><text:span text:style-name="T9">]</text:span></text:p>
      <text:p text:style-name="P52"><text:bookmark text:name="_3as4poj"/><text:span text:style-name="T11">Social value commitment</text:span></text:p>
      <text:p text:style-name="P22"><text:span text:style-name="T3">The Supplier agrees, in providing the Deliverables and performing its obligations under the Call-Off Contract, that it will comply with the social value commitments in Call-Off Schedule 4 (Call-Off Tender)]</text:span></text:p>
      <text:p text:style-name="P53"><text:bookmark text:name="_1pxezwc"/><text:span text:style-name="T11">Formation of call off contract</text:span></text:p>
      <text:p text:style-name="P42"><text:span text:style-name="T3">By signing and returning this Call-Off Order Form the Supplier agrees to enter a Call-Off Contract with the Buyer to provide the Services in accordance with the Call-Off Order Form and the Call-Off Terms.</text:span></text:p>
      <text:p text:style-name="P42"><text:span text:style-name="T3">The Parties hereby acknowledge and agree that they have read the Call-Off Order Form and the Call-Off Terms and by signing below agree to be bound by this Call-Off Contract.</text:span></text:p>
      <text:p text:style-name="P19"><text:span text:style-name="T7">For and on behalf of the Supplier</text:span><text:span text:style-name="T3">:</text:span></text:p>
      <text:p text:style-name="P11"/>
      <text:p text:style-name="P19"><text:span text:style-name="T3">Signature:</text:span></text:p>
      <text:p text:style-name="P11"/>
      <text:p text:style-name="P19"><text:span text:style-name="T3">Name:</text:span></text:p>
      <text:p text:style-name="P11"/>
      <text:p text:style-name="P19"><text:span text:style-name="T3">Role:</text:span></text:p>
      <text:p text:style-name="P11"><text:soft-page-break/></text:p>
      <text:p text:style-name="P19"><text:span text:style-name="T3">Date:</text:span></text:p>
      <text:p text:style-name="P2"/>
      <text:p text:style-name="P2"/>
      <text:p text:style-name="P2"/>
      <text:p text:style-name="P19"><text:span text:style-name="T7">For and on behalf of the Buyer</text:span><text:span text:style-name="T3">:</text:span></text:p>
      <text:p text:style-name="P11"/>
      <text:p text:style-name="P19"><text:span text:style-name="T3">Signature:</text:span></text:p>
      <text:p text:style-name="P11"/>
      <text:p text:style-name="P19"><text:span text:style-name="T3">Name:</text:span></text:p>
      <text:p text:style-name="P11"/>
      <text:p text:style-name="P19"><text:span text:style-name="T3">Role:</text:span></text:p>
      <text:p text:style-name="P11"/>
      <text:p text:style-name="P19"><text:span text:style-name="T3">Date:</text:span></text:p>
      <text:p text:style-name="P11"/>
      <text:p text:style-name="P19"><text:span text:style-name="T9">[</text:span><text:span text:style-name="T8">Buyer guidance</text:span><text:span text:style-name="T9">:</text:span><text:span text:style-name="T5"> execution by seal / deed where required by the Buyer</text:span><text:span text:style-name="T9">].</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in" fo:margin-bottom="0.0555in" loext:contextual-spacing="false" fo:line-height="100%" fo:keep-together="always" fo:keep-with-next="always">
        <style:tab-stops>
          <style:tab-stop style:position="0in"/>
        </style:tab-stops>
      </style:paragraph-propertie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in" loext:contextual-spacing="false" fo:line-height="115%" fo:keep-together="always" fo:keep-with-next="always">
        <style:tab-stops>
          <style:tab-stop style:position="0in"/>
        </style:tab-stops>
      </style:paragraph-propertie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font-size-asian="12pt" style:font-size-complex="12pt"/>
    </style:style>
    <style:style style:name="ListLabel_20_2" style:display-name="ListLabel 2" style:family="text">
      <style:text-properties fo:font-size="12pt" fo:font-weight="bold" style:font-size-asian="12pt" style:font-weight-asian="bold"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8" style:num-suffix="○" text:bullet-char="○">
        <style:list-level-properties text:list-level-position-and-space-mode="label-alignment">
          <style:list-level-label-alignment text:label-followed-by="listtab" fo:text-indent="-0.25in" fo:margin-left="4.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text-align="start" style:justify-single-word="false"/>
    </style:style>
    <style:style style:name="MT1" style:family="text">
      <style:text-properties fo:color="#202124" style:font-name="Roboto" fo:font-size="10pt" style:font-name-asian="Roboto1" style:font-size-asian="10pt" style:font-name-complex="Roboto1" style:font-size-complex="10pt" fo:background-color="#ffffff"/>
    </style:style>
    <style:page-layout style:name="Mpm1">
      <style:page-layout-properties fo:page-width="8.2681in" fo:page-height="11.6929in" style:num-format="1" style:print-orientation="portrait" fo:margin-top="0.5in" fo:margin-bottom="0.196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8035in" fo:margin-left="0in" fo:margin-right="0in" fo:margin-top="0.7638in" style:dynamic-spacing="true"/>
      </style:footer-style>
    </style:page-layout>
  </office:automatic-styles>
  <office:master-styles>
    <style:master-page style:name="Standard" style:page-layout-name="Mpm1">
      <style:header>
        <text:p text:style-name="Standard"><text:span text:style-name="MT1">Framework Schedule 6 (Order Form Template and Call-Off Schedules)</text:span></text:p>
        <text:p text:style-name="Standard"><text:span text:style-name="MT1">Crown Copyright 2018</text:span></text:p>
      </style:header>
      <style:footer>
        <text:p text:style-name="MP1"><text:page-number text:select-page="current">11</text:page-number></text:p>
        <text:p text:style-name="MP2"><text:span text:style-name="MT1">Framework: RM6187<text:tab/> <text:s text:c="42"/><text:tab/><text:tab/> </text:span></text:p>
        <text:p text:style-name="Standard"><text:span text:style-name="MT1">Model version: v3.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1" meta:paragraph-count="171" meta:word-count="1524" meta:character-count="10092" meta:non-whitespace-character-count="8523"/>
    <meta:generator>LibreOfficeDev/6.0.5.2$Linux_X86_64 LibreOffice_project/</meta:generator>
  </office:meta>
</office:document-meta>
</file>